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371cm" style:rel-column-width="18525*"/>
    </style:style>
    <style:style style:name="Table1.B" style:family="table-column">
      <style:table-column-properties style:column-width="4.577cm" style:rel-column-width="15787*"/>
    </style:style>
    <style:style style:name="Table1.C" style:family="table-column">
      <style:table-column-properties style:column-width="9.052cm" style:rel-column-width="312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C2" style:family="table-cell">
      <style:table-cell-properties fo:padding="0.097cm" fo:border-left="none" fo:border-right="0.002cm solid #000000" fo:border-top="none" fo:border-bottom="0.002cm solid #000000"/>
    </style:style>
    <style:style style:name="Table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71cm" style:rel-column-width="18525*"/>
    </style:style>
    <style:style style:name="Table2.B" style:family="table-column">
      <style:table-column-properties style:column-width="4.842cm" style:rel-column-width="16700*"/>
    </style:style>
    <style:style style:name="Table2.C" style:family="table-column">
      <style:table-column-properties style:column-width="8.788cm" style:rel-column-width="3031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9cm" style:rel-column-width="23726*"/>
    </style:style>
    <style:style style:name="Table3.B" style:family="table-column">
      <style:table-column-properties style:column-width="4.604cm" style:rel-column-width="15878*"/>
    </style:style>
    <style:style style:name="Table3.C" style:family="table-column">
      <style:table-column-properties style:column-width="7.518cm" style:rel-column-width="2593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C2" style:family="table-cell">
      <style:table-cell-properties fo:padding="0.097cm" fo:border-left="none" fo:border-right="0.002cm solid #000000" fo:border-top="none" fo:border-bottom="0.002cm solid #000000"/>
    </style:style>
    <style:style style:name="Table3.B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59085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class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driver's class loader port</text:p>
          </table:table-cell>
        </table:table-row>
        <table:table-row>
          <table:table-cell table:style-name="Table1.A2" office:value-type="string">
            <text:p text:style-name="Standard">app.server.port</text:p>
          </table:table-cell>
          <table:table-cell table:style-name="Table1.B2" office:value-type="float" office:value="11112">
            <text:p text:style-name="Standard">11112</text:p>
          </table:table-cell>
          <table:table-cell table:style-name="Table1.C2" office:value-type="string">
            <text:p text:style-name="Standard">server / client communication port</text:p>
          </table:table-cell>
        </table:table-row>
        <table:table-row>
          <table:table-cell table:style-name="Table1.A2" office:value-type="string">
            <text:p text:style-name="Standard">node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server / node communication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5" office:value-type="string">
            <text:p text:style-name="Standard">computed</text:p>
          </table:table-cell>
          <table:table-cell table:style-name="Table1.C2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2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management.rmi.port</text:p>
          </table:table-cell>
          <table:table-cell table:style-name="Table1.B2" office:value-type="float" office:value="12198">
            <text:p text:style-name="Standard">12198</text:p>
          </table:table-cell>
          <table:table-cell table:style-name="Table1.C2" office:value-type="string">
            <text:p text:style-name="Standard">management server's RMI registry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5" office:value-type="string">
            <text:p text:style-name="Standard">true</text:p>
          </table:table-cell>
          <table:table-cell table:style-name="Table1.C2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5" office:value-type="string">
            <text:p text:style-name="Standard">230.0.0.1</text:p>
          </table:table-cell>
          <table:table-cell table:style-name="Table1.C2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2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5" office:value-type="string">
            <text:p text:style-name="Standard">localhost</text:p>
          </table:table-cell>
          <table:table-cell table:style-name="Table1.C2" office:value-type="string">
            <text:p text:style-name="Standard">peer server host name</text:p>
          </table:table-cell>
        </table:table-row>
        <table:table-row>
          <table:table-cell table:style-name="Table1.A2" office:value-type="string">
            <text:p text:style-name="Standard">class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peer server class loader port</text:p>
          </table:table-cell>
        </table:table-row>
        <table:table-row>
          <table:table-cell table:style-name="Table1.A2" office:value-type="string">
            <text:p text:style-name="Standard">node.peer.&lt;name&gt;.server.port</text:p>
          </table:table-cell>
          <table:table-cell table:style-name="Table1.B2" office:value-type="float" office:value="11113">
            <text:p text:style-name="Standard">11113</text:p>
          </table:table-cell>
          <table:table-cell table:style-name="Table1.C2" office:value-type="string">
            <text:p text:style-name="Standard">peer server node communication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5" office:value-type="string">
            <text:p text:style-name="Standard">proportional</text:p>
          </table:table-cell>
          <table:table-cell table:style-name="Table1.C2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strategy</text:p>
          </table:table-cell>
          <table:table-cell table:style-name="Table1.B5" office:value-type="string">
            <text:p text:style-name="Standard">jppf</text:p>
          </table:table-cell>
          <table:table-cell table:style-name="Table1.C2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Standard">strategy.&lt;profile&gt;.&lt;parameter&gt;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jppf.object.stream.builder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object stream builder</text:p>
          </table:table-cell>
        </table:table-row>
        <table:table-row>
          <table:table-cell table:style-name="Table1.A2" office:value-type="string">
            <text:p text:style-name="Standard">jppf.object.input.stream.class</text:p>
          </table:table-cell>
          <table:table-cell table:style-name="Table1.B5" office:value-type="string">
            <text:p text:style-name="Standard">java.io.ObjectIn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object.output.stream.class</text:p>
          </table:table-cell>
          <table:table-cell table:style-name="Table1.B5" office:value-type="string">
            <text:p text:style-name="Standard">java.io.ObjectOutputStream</text:p>
          </table:table-cell>
          <table:table-cell table:style-name="Table1.C2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data.transform.class</text:p>
          </table:table-cell>
          <table:table-cell table:style-name="Table1.B5" office:value-type="string">
            <text:p text:style-name="Standard">null</text:p>
          </table:table-cell>
          <table:table-cell table:style-name="Table1.C2" office:value-type="string">
            <text:p text:style-name="Standard">optional network data transformation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5" office:value-type="string">
            <text:p text:style-name="Standard">number of available CPUs</text:p>
          </table:table-cell>
          <table:table-cell table:style-name="Table1.C2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5" office:value-type="string">
            <text:p text:style-name="Standard">false</text:p>
          </table:table-cell>
          <table:table-cell table:style-name="Table1.C2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5" office:value-type="string">
            <text:p text:style-name="Standard">3</text:p>
          </table:table-cell>
          <table:table-cell table:style-name="Table1.C2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5" office:value-type="string">
            <text:p text:style-name="Standard">6000 (6 seconds)</text:p>
          </table:table-cell>
          <table:table-cell table:style-name="Table1.C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5" office:value-type="string">
            <text:p text:style-name="Standard">22222</text:p>
          </table:table-cell>
          <table:table-cell table:style-name="Table1.C2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5" office:value-type="string">
            <text:p text:style-name="Standard">60000 (1 minute)</text:p>
          </table:table-cell>
          <table:table-cell table:style-name="Table1.C2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5" office:value-type="string">
            <text:p text:style-name="Standard">number of available CPUs</text:p>
          </table:table-cell>
          <table:table-cell table:style-name="Table1.C2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socket.max-idle</text:p>
          </table:table-cell>
          <table:table-cell table:style-name="Table1.B5" office:value-type="string">
            <text:p text:style-name="Standard">-1</text:p>
          </table:table-cell>
          <table:table-cell table:style-name="Table1.C2" office:value-type="string">
            <text:p text:style-name="Standard">number of seconds a socket connection can remain idle before being closed</text:p>
          </table:table-cell>
        </table:table-row>
      </table:table>
      <text:list xml:id="list28301485" text:continue-numbering="true" text:style-name="Outline">
        <text:list-item>
          <text:list>
            <text:list-item>
              <text:h text:style-name="P2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class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driver's class loader port</text:p>
          </table:table-cell>
        </table:table-row>
        <table:table-row>
          <table:table-cell table:style-name="Table2.A2" office:value-type="string">
            <text:p text:style-name="Standard">node.server.port</text:p>
          </table:table-cell>
          <table:table-cell table:style-name="Table2.B3" office:value-type="float" office:value="11113">
            <text:p text:style-name="Standard">11113</text:p>
          </table:table-cell>
          <table:table-cell table:style-name="Table2.C2" office:value-type="string">
            <text:p text:style-name="Standard">server / node communication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management.rmi.port</text:p>
          </table:table-cell>
          <table:table-cell table:style-name="Table2.B3" office:value-type="float" office:value="12198">
            <text:p text:style-name="Standard">12198</text:p>
          </table:table-cell>
          <table:table-cell table:style-name="Table2.C2" office:value-type="string">
            <text:p text:style-name="Standard">management server's RMI registry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Standard">jppf.discovery.ipv4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4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jppf.object.stream.builder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object stream builder</text:p>
          </table:table-cell>
        </table:table-row>
        <table:table-row>
          <table:table-cell table:style-name="Table2.A2" office:value-type="string">
            <text:p text:style-name="Standard">jppf.object.input.stream.class</text:p>
          </table:table-cell>
          <table:table-cell table:style-name="Table2.B2" office:value-type="string">
            <text:p text:style-name="Standard">java.io.ObjectIn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object.output.stream.class</text:p>
          </table:table-cell>
          <table:table-cell table:style-name="Table2.B2" office:value-type="string">
            <text:p text:style-name="Standard">java.io.ObjectOut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data.transform.clas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network data transformation</text:p>
          </table:table-cell>
        </table:table-row>
        <table:table-row>
          <table:table-cell table:style-name="Table2.A2" office:value-type="string">
            <text:p text:style-name="Standard">reconnect.initial.delay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delay in seconds before the first reconnection attempt</text:p>
          </table:table-cell>
        </table:table-row>
        <table:table-row>
          <table:table-cell table:style-name="Table2.A2" office:value-type="string">
            <text:p text:style-name="Standard">reconnect.max.time</text:p>
          </table:table-cell>
          <table:table-cell table:style-name="Table2.B3" office:value-type="float" office:value="60">
            <text:p text:style-name="Standard">60</text:p>
          </table:table-cell>
          <table:table-cell table:style-name="Table2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2.A2" office:value-type="string">
            <text:p text:style-name="Standard">reconnect.interval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frequency in seconds of reconnection attempt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number of available CPUs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  <table:table-row>
          <table:table-cell table:style-name="Table2.A2" office:value-type="string">
            <text:p text:style-name="Standard">jppf.socket.max-idle</text:p>
          </table:table-cell>
          <table:table-cell table:style-name="Table2.B2" office:value-type="string">
            <text:p text:style-name="Standard">-1</text:p>
          </table:table-cell>
          <table:table-cell table:style-name="Table2.C2" office:value-type="string">
            <text:p text:style-name="Standard">number of seconds a socket connection can remain idle before being closed</text:p>
          </table:table-cell>
        </table:table-row>
      </table:table>
      <text:p text:style-name="Standard"/>
      <text:list xml:id="list28309611" text:continue-numbering="true" text:style-name="Outline">
        <text:list-item>
          <text:list>
            <text:list-item>
              <text:h text:style-name="P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>&lt;driver_name&gt;.class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class loader port</text:p>
          </table:table-cell>
        </table:table-row>
        <table:table-row>
          <table:table-cell table:style-name="Table3.A2" office:value-type="string">
            <text:p text:style-name="Standard">&lt;driver_name&gt;.app.server.port</text:p>
          </table:table-cell>
          <table:table-cell table:style-name="Table3.B4" office:value-type="float" office:value="11112">
            <text:p text:style-name="Standard">11112</text:p>
          </table:table-cell>
          <table:table-cell table:style-name="Table3.C2" office:value-type="string">
            <text:p text:style-name="Standard">named server / client communication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server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client.max.init.time</text:p>
          </table:table-cell>
          <table:table-cell table:style-name="Table3.B2" office:value-type="string">
            <text:p text:style-name="Standard">5000 (5 seconds)</text:p>
          </table:table-cell>
          <table:table-cell table:style-name="Table3.C2" office:value-type="string">
            <text:p text:style-name="Standard">maximum JPPF client initialization wait time</text:p>
          </table:table-cell>
        </table:table-row>
        <table:table-row>
          <table:table-cell table:style-name="Table3.A2" office:value-type="string">
            <text:p text:style-name="Standard">reconnect.initial.delay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delay in seconds before the first reconnection attempt</text:p>
          </table:table-cell>
        </table:table-row>
        <table:table-row>
          <table:table-cell table:style-name="Table3.A2" office:value-type="string">
            <text:p text:style-name="Standard">reconnect.max.time</text:p>
          </table:table-cell>
          <table:table-cell table:style-name="Table3.B4" office:value-type="float" office:value="60">
            <text:p text:style-name="Standard">60</text:p>
          </table:table-cell>
          <table:table-cell table:style-name="Table3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3.A2" office:value-type="string">
            <text:p text:style-name="Standard">reconnect.interval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frequency in seconds of reconnection attempts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number of available CPUs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PD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PD multicast port</text:p>
          </table:table-cell>
        </table:table-row>
        <table:table-row>
          <table:table-cell table:style-name="Table3.A2" office:value-type="string">
            <text:p text:style-name="Standard">jppf.discovery.ipv4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4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Standard">jppf.object.stream.builder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object stream builder</text:p>
          </table:table-cell>
        </table:table-row>
        <table:table-row>
          <table:table-cell table:style-name="Table3.A2" office:value-type="string">
            <text:p text:style-name="Standard">jppf.object.input.stream.class</text:p>
          </table:table-cell>
          <table:table-cell table:style-name="Table3.B2" office:value-type="string">
            <text:p text:style-name="Standard">java.io.ObjectIn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object.output.stream.class</text:p>
          </table:table-cell>
          <table:table-cell table:style-name="Table3.B2" office:value-type="string">
            <text:p text:style-name="Standard">java.io.ObjectOut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data.transform.class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network data transformation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socket.max-idle</text:p>
          </table:table-cell>
          <table:table-cell table:style-name="Table3.B2" office:value-type="string">
            <text:p text:style-name="Standard">-1</text:p>
          </table:table-cell>
          <table:table-cell table:style-name="Table3.C2" office:value-type="string">
            <text:p text:style-name="Standard">number of seconds a socket connection can remain idle before being clos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4H27M37S</meta:editing-duration>
    <meta:editing-cycles>33</meta:editing-cycles>
    <meta:generator>LibreOffice/3.3$Win32 LibreOffice_project/330m19$Build-202</meta:generator>
    <meta:creation-date>2009-09-06T09:09:52.32</meta:creation-date>
    <dc:date>2011-05-31T08:18:13.70</dc:date>
    <meta:document-statistic meta:table-count="3" meta:image-count="0" meta:object-count="0" meta:page-count="3" meta:paragraph-count="297" meta:word-count="813" meta:character-count="699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